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student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public class Student {</text:p>
      <text:p text:style-name="Standard">int m1,m2,m3;</text:p>
      <text:p text:style-name="Standard"/>
      <text:p text:style-name="Standard"><text:s text:c="4"/>public Student(int a, int b, int c) {</text:p>
      <text:p text:style-name="Standard"><text:s text:c="8"/>this.m1 = a;</text:p>
      <text:p text:style-name="Standard"><text:s text:c="8"/>this.m2 = b;</text:p>
      <text:p text:style-name="Standard"><text:s text:c="8"/>this.m3 = c;</text:p>
      <text:p text:style-name="Standard"><text:s text:c="4"/>}</text:p>
      <text:p text:style-name="Standard">public void print()</text:p>
      <text:p text:style-name="Standard">{</text:p>
      <text:p text:style-name="Standard"><text:s text:c="4"/>System.out.println("mark of first subject "+m1);</text:p>
      <text:p text:style-name="Standard"><text:s text:c="4"/>System.out.println("mark of second subject "+m2);</text:p>
      <text:p text:style-name="Standard"><text:s text:c="4"/>System.out.println("mark of third subject "+m3);</text:p>
      <text:p text:style-name="Standard">}</text:p>
      <text:p text:style-name="Standard">public void sum()</text:p>
      <text:p text:style-name="Standard">{ </text:p>
      <text:p text:style-name="Standard"><text:s text:c="4"/>int sum=m1+m2+m3;</text:p>
      <text:p text:style-name="Standard"><text:s text:c="4"/>System.out.println("sum is"+sum);</text:p>
      <text:p text:style-name="Standard">} <text:s text:c="5"/></text:p>
      <text:p text:style-name="Standard"><text:s text:c="4"/>public static void main(String[] args) {</text:p>
      <text:p text:style-name="Standard"><text:s text:c="8"/>Student s1=new Student(10,20,30);</text:p>
      <text:p text:style-name="Standard"><text:s text:c="8"/>Student s2=new Student(50,40,30);</text:p>
      <text:p text:style-name="Standard"><text:s text:c="8"/>s1.print();</text:p>
      <text:p text:style-name="Standard"><text:s text:c="8"/>s1.sum();</text:p>
      <text:p text:style-name="Standard"><text:s text:c="8"/></text:p>
      <text:p text:style-name="Standard"><text:s text:c="8"/></text:p>
      <text:p text:style-name="Standard"><text:s text:c="8"/></text:p>
      <text:p text:style-name="Standard"><text:s text:c="4"/>}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6:20:17.993844337</meta:creation-date>
    <dc:date>2022-03-31T16:20:34.989068918</dc:date>
    <meta:editing-duration>PT17S</meta:editing-duration>
    <meta:editing-cycles>1</meta:editing-cycles>
    <meta:document-statistic meta:table-count="0" meta:image-count="0" meta:object-count="0" meta:page-count="1" meta:paragraph-count="39" meta:word-count="109" meta:character-count="819" meta:non-whitespace-character-count="611"/>
    <meta:generator>LibreOffice/6.0.7.3$Linux_X86_64 LibreOffice_project/00m0$Build-3</meta:generator>
  </office:meta>
</office:document-meta>
</file>